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635cm" fo:text-align="center" style:justify-single-word="false"/>
      <style:text-properties fo:color="#ffffff" fo:font-size="11.25pt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3.81cm" fo:margin-top="0cm" fo:margin-bottom="0cm" loext:contextual-spacing="false" fo:line-height="220%" fo:text-indent="0cm" style:auto-text-indent="false" fo:padding="0cm" fo:border="none"/>
    </style:style>
    <style:style style:name="P4" style:family="paragraph" style:parent-style-name="Text_20_body">
      <style:paragraph-properties fo:margin-left="1.72cm" fo:margin-right="0cm" fo:margin-top="0cm" fo:margin-bottom="0cm" loext:contextual-spacing="false" fo:text-indent="0cm" style:auto-text-indent="false"/>
      <style:text-properties loext:padding-left="0.053cm" loext:padding-right="0cm" loext:padding-top="0.053cm" loext:padding-bottom="0.053cm" loext:border-left="0.06pt solid #000000" loext:border-right="none" loext:border-top="0.06pt solid #000000" loext:border-bottom="0.06pt solid #000000"/>
    </style:style>
    <style:style style:name="P5" style:family="paragraph" style:parent-style-name="Title">
      <style:text-properties officeooo:rsid="0010ef64" officeooo:paragraph-rsid="0010ef64"/>
    </style:style>
    <style:style style:name="T1" style:family="text">
      <style:text-properties fo:color="#238cf5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ctor outils</text:p>
      <text:p text:style-name="P3"><text:span text:style-name="T2">Le code pour le post-traitement avec DISflow qui t'enregistre les résultats dans un fichier HDF: </text:span><text:a xlink:type="simple" xlink:href="https://github.com/Dad0u/phd/blob/master/post_dic/disflow.py" office:target-frame-name="_blank" xlink:show="new" text:style-name="Internet_20_link" text:visited-style-name="Visited_20_Internet_20_Link"><text:span text:style-name="T1">https://github.com/Dad0u/phd/blob/master/post_dic/disflow.py</text:span></text:a><text:span text:style-name="T2"> Le code pour le recalage avec une liste de points: </text:span><text:a xlink:type="simple" xlink:href="http://mymatch.py/" office:target-frame-name="_blank" xlink:show="new" text:style-name="Internet_20_link" text:visited-style-name="Visited_20_Internet_20_Link"><text:span text:style-name="T1">mymatch.py</text:span></text:a><text:span text:style-name="T2"> Et qui montre l'utilisation de WarpAffine pour recaler en donnant juste deux listes de points en commun entre les deux images (j'ai vu après qu'en fait il y a une fonction dans OpenCV faite pour ça: findHomography) </text:span><text:a xlink:type="simple" xlink:href="https://docs.opencv.org/3.4.15/d9/d0c/group__calib3d.html#ga4abc2ece9fab9398f2e560d53c8c9780" office:target-frame-name="_blank" xlink:show="new" text:style-name="Internet_20_link" text:visited-style-name="Visited_20_Internet_20_Link"><text:span text:style-name="T1">https://docs.opencv.org/3.4.15/d9/d0c/group__calib3d.html#ga4abc2ece9fab9398f2e560d53c8c9780</text:span></text:a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1:35:12.636577252</meta:creation-date>
    <dc:date>2021-11-16T11:36:51.259297384</dc:date>
    <meta:editing-duration>PT1M39S</meta:editing-duration>
    <meta:editing-cycles>1</meta:editing-cycles>
    <meta:document-statistic meta:table-count="0" meta:image-count="0" meta:object-count="0" meta:page-count="1" meta:paragraph-count="2" meta:word-count="67" meta:character-count="541" meta:non-whitespace-character-count="475"/>
    <meta:generator>LibreOffice/6.4.7.2$Linux_X86_64 LibreOffice_project/40$Build-2</meta:generator>
  </office:meta>
</office:document-meta>
</file>